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_20__28_var_29_" svg:stroke-width="0.102cm" svg:stroke-color="#0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_20__28_var_29_" svg:stroke-color="#000080" draw:fill-color="#000080" draw:textarea-vertical-align="middle" draw:auto-grow-height="false" fo:min-height="0.749cm" fo:min-width="0.499cm"/>
    </style:style>
    <style:style style:name="gr12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Fine_20_Dashed_20__28_var_29_" svg:stroke-width="0.051cm" svg:stroke-color="#000080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stroke="dash" draw:stroke-dash="Fine_20_Dashed_20__28_var_29_" svg:stroke-width="0.051cm" svg:stroke-color="#808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71cm" svg:height="1.397cm" svg:x="8.054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84cm" svg:height="1.397cm" svg:x="1.31cm" svg:y="1.254cm">
          <text:p text:style-name="P2">test</text:p>
          <text:p text:style-name="P2">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61cm" svg:height="1.397cm" svg:x="11.62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17.986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4.787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8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55cm" svg:y1="2.651cm" svg:x2="12.755cm" svg:y2="20.812cm">
          <text:p/>
        </draw:line>
        <draw:line draw:style-name="gr2" draw:text-style-name="P1" draw:layer="layout" svg:x1="16.055cm" svg:y1="2.651cm" svg:x2="16.055cm" svg:y2="20.812cm">
          <text:p/>
        </draw:line>
        <draw:line draw:style-name="gr2" draw:text-style-name="P1" draw:layer="layout" svg:x1="19.155cm" svg:y1="2.651cm" svg:x2="19.155cm" svg:y2="20.812cm">
          <text:p/>
        </draw:line>
        <draw:line draw:style-name="gr2" draw:text-style-name="P1" draw:layer="layout" svg:x1="9.255cm" svg:y1="2.651cm" svg:x2="9.255cm" svg:y2="20.812cm">
          <text:p/>
        </draw:line>
        <draw:line draw:style-name="gr2" draw:text-style-name="P1" draw:layer="layout" svg:x1="5.655cm" svg:y1="2.651cm" svg:x2="5.655cm" svg:y2="20.812cm">
          <text:p/>
        </draw:line>
        <draw:line draw:style-name="gr2" draw:text-style-name="P1" draw:layer="layout" svg:x1="2.455cm" svg:y1="2.651cm" svg:x2="2.455cm" svg:y2="20.812cm">
          <text:p/>
        </draw:line>
        <draw:line draw:style-name="gr3" draw:text-style-name="P1" draw:layer="layout" svg:x1="2.397cm" svg:y1="3.032cm" svg:x2="9.255cm" svg:y2="3.032cm">
          <text:p/>
        </draw:line>
        <draw:line draw:style-name="gr4" draw:text-style-name="P1" draw:layer="layout" svg:x1="5.699cm" svg:y1="3.413cm" svg:x2="9.255cm" svg:y2="3.413cm">
          <text:p/>
        </draw:line>
        <draw:line draw:style-name="gr5" draw:text-style-name="P1" draw:layer="layout" svg:x1="9.255cm" svg:y1="3.794cm" svg:x2="12.684cm" svg:y2="3.794cm">
          <text:p/>
        </draw:line>
        <draw:line draw:style-name="gr3" draw:text-style-name="P1" draw:layer="layout" svg:x1="19.161cm" svg:y1="4.148cm" svg:x2="12.811cm" svg:y2="4.148cm">
          <text:p/>
        </draw:line>
        <draw:line draw:style-name="gr4" draw:text-style-name="P1" draw:layer="layout" svg:x1="15.986cm" svg:y1="4.529cm" svg:x2="12.811cm" svg:y2="4.529cm">
          <text:p/>
        </draw:line>
        <draw:line draw:style-name="gr6" draw:text-style-name="P1" draw:layer="layout" svg:x1="2.397cm" svg:y1="22.295cm" svg:x2="4.302cm" svg:y2="22.295cm">
          <text:p/>
        </draw:line>
        <draw:frame draw:style-name="gr7" draw:layer="layout" svg:width="5.502cm" svg:height="2.384cm" svg:x="4.429cm" svg:y="21.841cm">
          <draw:text-box>
            <text:p>correct read/write</text:p>
            <text:p>(or incorrect but</text:p>
            <text:p>unimportant here)</text:p>
          </draw:text-box>
        </draw:frame>
        <draw:line draw:style-name="gr8" draw:text-style-name="P1" draw:layer="layout" svg:x1="2.398cm" svg:y1="24.795cm" svg:x2="4.303cm" svg:y2="24.795cm">
          <text:p/>
        </draw:line>
        <draw:frame draw:style-name="gr7" draw:layer="layout" svg:width="5.891cm" svg:height="0.962cm" svg:x="4.427cm" svg:y="24.279cm">
          <draw:text-box>
            <text:p>incorrect read/write</text:p>
          </draw:text-box>
        </draw:frame>
        <draw:line draw:style-name="gr9" draw:text-style-name="P1" draw:layer="layout" svg:x1="2.398cm" svg:y1="25.795cm" svg:x2="4.303cm" svg:y2="25.795cm">
          <text:p/>
        </draw:line>
        <draw:frame draw:style-name="gr7" draw:layer="layout" svg:width="5.646cm" svg:height="1.673cm" svg:x="4.427cm" svg:y="25.279cm">
          <draw:text-box>
            <text:p>correct read/write</text:p>
            <text:p>with incorrect data</text:p>
          </draw:text-box>
        </draw:frame>
        <draw:line draw:style-name="gr10" draw:text-style-name="P1" draw:layer="layout" svg:x1="10.997cm" svg:y1="22.295cm" svg:x2="12.902cm" svg:y2="22.295cm">
          <text:p/>
        </draw:line>
        <draw:frame draw:style-name="gr7" draw:layer="layout" svg:width="2.403cm" svg:height="0.962cm" svg:x="13.029cm" svg:y="21.841cm">
          <draw:text-box>
            <text:p>control</text:p>
          </draw:text-box>
        </draw:frame>
        <draw:custom-shape draw:style-name="gr11" draw:text-style-name="P1" draw:layer="layout" svg:width="1.778cm" svg:height="1.316cm" svg:x="11.033cm" svg:y="22.86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7" draw:layer="layout" svg:width="1.802cm" svg:height="0.962cm" svg:x="13.168cm" svg:y="23.217cm">
          <draw:text-box>
            <text:p>logic</text:p>
          </draw:text-box>
        </draw:frame>
        <draw:line draw:style-name="gr5" draw:text-style-name="P1" draw:layer="layout" svg:x1="9.255cm" svg:y1="5.237cm" svg:x2="12.684cm" svg:y2="5.237cm">
          <text:p/>
        </draw:line>
        <draw:custom-shape draw:style-name="gr12" draw:text-style-name="P1" draw:layer="layout" svg:width="1.27cm" svg:height="0.935cm" svg:x="7.731cm" svg:y="4.0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3" draw:text-style-name="P1" draw:layer="layout" svg:width="1.27cm" svg:height="0.935cm" svg:x="12.984cm" svg:y="5.40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4" draw:text-style-name="P1" draw:layer="layout" svg:x1="15.987cm" svg:y1="6.729cm" svg:x2="12.812cm" svg:y2="6.729cm">
          <text:p/>
        </draw:line>
        <draw:line draw:style-name="gr15" draw:text-style-name="P1" draw:layer="layout" svg:x1="19.161cm" svg:y1="7.248cm" svg:x2="12.811cm" svg:y2="7.248cm">
          <text:p/>
        </draw:line>
        <draw:line draw:style-name="gr4" draw:text-style-name="P1" draw:layer="layout" svg:x1="9.255cm" svg:y1="6.68cm" svg:x2="5.699cm" svg:y2="6.68cm">
          <text:p/>
        </draw:line>
        <draw:line draw:style-name="gr4" draw:text-style-name="P1" draw:layer="layout" svg:x1="9.255cm" svg:y1="7.188cm" svg:x2="2.524cm" svg:y2="7.188cm">
          <text:p/>
        </draw:line>
        <draw:line draw:style-name="gr16" draw:text-style-name="P1" draw:layer="layout" svg:x1="9.255cm" svg:y1="7.823cm" svg:x2="12.684cm" svg:y2="7.823cm">
          <text:p/>
        </draw:line>
        <draw:custom-shape draw:style-name="gr17" draw:text-style-name="P1" draw:layer="layout" svg:width="1.905cm" svg:height="0.889cm" svg:x="11.033cm" svg:y="25.822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8" draw:layer="layout" svg:width="4.164cm" svg:height="0.962cm" svg:x="13.192cm" svg:y="25.749cm">
          <draw:text-box>
            <text:p>bug detected</text:p>
          </draw:text-box>
        </draw:frame>
        <draw:line draw:style-name="gr19" draw:text-style-name="P1" draw:layer="layout" svg:x1="19.161cm" svg:y1="8.548cm" svg:x2="12.811cm" svg:y2="8.548cm">
          <text:p/>
        </draw:line>
        <draw:line draw:style-name="gr14" draw:text-style-name="P1" draw:layer="layout" svg:x1="15.988cm" svg:y1="8.029cm" svg:x2="12.813cm" svg:y2="8.029cm">
          <text:p/>
        </draw:line>
        <draw:custom-shape draw:style-name="gr17" draw:text-style-name="P1" draw:layer="layout" svg:width="3.429cm" svg:height="0.77cm" svg:x="9.255cm" svg:y="8.5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0" draw:text-style-name="P1" draw:layer="layout" svg:width="1.905cm" svg:height="0.889cm" svg:x="11.034cm" svg:y="24.522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8" draw:layer="layout" svg:width="6.733cm" svg:height="0.962cm" svg:x="13.193cm" svg:y="24.449cm">
          <draw:text-box>
            <text:p>validation (successfu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1:53:43</meta:creation-date>
    <dc:date>2013-07-11T13:26:05</dc:date>
    <dc:creator>Peter Kehl</dc:creator>
    <meta:editing-duration>PT1H2M2S</meta:editing-duration>
    <meta:editing-cycles>5</meta:editing-cycles>
    <meta:generator>LibreOffice/3.4$Unix LibreOffice_project/340m1$Build-502</meta:generator>
    <meta:document-statistic meta:object-count="42"/>
  </office:meta>
</office:document-meta>
</file>